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rsid="00066fd2" officeooo:paragraph-rsid="00066fd2"/>
    </style:style>
    <style:style style:name="P3" style:family="paragraph" style:parent-style-name="Standard">
      <style:paragraph-properties fo:text-align="center" style:justify-single-word="false"/>
      <style:text-properties officeooo:rsid="00066fd2" officeooo:paragraph-rsid="00066fd2"/>
    </style:style>
    <style:style style:name="P4" style:family="paragraph" style:parent-style-name="Standard">
      <style:text-properties officeooo:paragraph-rsid="00066fd2"/>
    </style:style>
    <style:style style:name="P5" style:family="paragraph" style:parent-style-name="Standard">
      <style:paragraph-properties fo:text-align="center" style:justify-single-word="false"/>
      <style:text-properties officeooo:paragraph-rsid="00066fd2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paragraph-rsid="00066fd2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paragraph-rsid="00066fd2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2pt" officeooo:paragraph-rsid="00066fd2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officeooo:rsid="00066fd2" officeooo:paragraph-rsid="00066fd2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15pt" fo:font-style="normal" fo:font-weight="normal" officeooo:rsid="00066fd2" officeooo:paragraph-rsid="00066fd2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officeooo:paragraph-rsid="00066fd2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paragraph-rsid="00066fd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font-weight="bold" officeooo:paragraph-rsid="00066fd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paragraph-rsid="00066fd2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65864b" officeooo:paragraph-rsid="00066fd2"/>
    </style:style>
    <style:style style:name="P16" style:family="paragraph" style:parent-style-name="Standard">
      <style:paragraph-properties fo:text-align="justify" style:justify-single-word="false"/>
      <style:text-properties fo:font-weight="bold" officeooo:paragraph-rsid="00066fd2" style:font-weight-asian="bold" style:font-weight-complex="bold"/>
    </style:style>
    <style:style style:name="P17" style:family="paragraph" style:parent-style-name="Standard" style:list-style-name="">
      <style:paragraph-properties fo:text-align="center" style:justify-single-word="false"/>
      <style:text-properties style:font-name="Liberation Serif" fo:font-size="16pt" fo:font-weight="normal" officeooo:rsid="0065864b" officeooo:paragraph-rsid="00066fd2" style:font-size-asian="16pt" style:font-weight-asian="normal" style:font-size-complex="16pt" style:font-weight-complex="normal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font-size="24pt" fo:font-weight="bold" officeooo:paragraph-rsid="00066fd2" style:font-size-asian="24pt" style:font-weight-asian="bold" style:font-size-complex="24pt" style:font-weight-complex="bold"/>
    </style:style>
    <style:style style:name="P19" style:family="paragraph" style:parent-style-name="Heading_20_2">
      <style:text-properties style:font-name="Liberation Serif"/>
    </style:style>
    <style:style style:name="P20" style:family="paragraph" style:parent-style-name="Heading_20_1">
      <style:paragraph-properties fo:break-before="page"/>
      <style:text-properties style:font-name="Liberation Serif"/>
    </style:style>
    <style:style style:name="P21" style:family="paragraph" style:parent-style-name="Heading_20_1">
      <style:text-properties style:font-name="Liberation Serif"/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66fd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67f560" style:font-size-asian="16pt" style:font-size-complex="16pt"/>
    </style:style>
    <style:style style:name="T4" style:family="text">
      <style:text-properties fo:font-size="16pt" officeooo:rsid="00066fd2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65864b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66d0a8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066fd2" style:font-size-asian="16pt" style:font-weight-asian="bold" style:font-size-complex="1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65864b" style:font-size-asian="24pt" style:font-weight-asian="bold" style:font-size-complex="24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6"/>
      <text:p text:style-name="P6"/>
      <text:p text:style-name="P6"/>
      <text:p text:style-name="P6"/>
      <text:p text:style-name="P6"/>
      <text:p text:style-name="P3"><text:span text:style-name="T10">INTRODUCTION TO </text:span><text:span text:style-name="T11">H</text:span><text:span text:style-name="T10">UMAN-COMPUTER INTERACTION</text:span></text:p>
      <text:p text:style-name="P8"/>
      <text:p text:style-name="P7"/>
      <text:p text:style-name="P9">PROJECT PLAN</text:p>
      <text:p text:style-name="P8"/>
      <text:p text:style-name="P10">INTERN.IT – INTERNSHIP MADE SIMPLE</text:p>
      <text:p text:style-name="P8"/>
      <text:p text:style-name="P8"/>
      <text:p text:style-name="P11">Prepared by:</text:p>
      <text:p text:style-name="P12">Aldin Kovačević</text:p>
      <text:p text:style-name="P12">Haris Muhibić</text:p>
      <text:p text:style-name="P12"/>
      <text:p text:style-name="P12"/>
      <text:p text:style-name="P14">Proposed to:</text:p>
      <text:p text:style-name="P5"><text:span text:style-name="T5"><text:s/></text:span><text:span text:style-name="T7">Samed Jukić</text:span><text:span text:style-name="T6">, Assist. Prof. Dr.</text:span></text:p>
      <text:p text:style-name="P15"><text:span text:style-name="T9">Dželila Mehanović</text:span><text:span text:style-name="T6">, </text:span><text:span text:style-name="T9">Teaching</text:span><text:span text:style-name="T8"> Assistant</text:span></text:p>
      <text:p text:style-name="P16"/>
      <text:p text:style-name="P16"/>
      <text:p text:style-name="P13"/>
      <text:p text:style-name="P13"/>
      <text:p text:style-name="P13"/>
      <text:p text:style-name="P12"/>
      <text:h text:style-name="P17" text:outline-level="1"/>
      <text:h text:style-name="P17" text:outline-level="1"/>
      <text:p text:style-name="P5"><text:bookmark-start text:name="__RefHeading___Toc17964_1970057414"/><text:span text:style-name="T4">31</text:span><text:span text:style-name="T2">.</text:span><text:span text:style-name="T3">0</text:span><text:span text:style-name="T4">3</text:span><text:span text:style-name="T2">.201</text:span><text:span text:style-name="T3">9</text:span><text:span text:style-name="T2">.</text:span><text:bookmark-end text:name="__RefHeading___Toc17964_197005741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23"><text:a xlink:type="simple" xlink:href="#__RefHeading___Toc20691_300709628" text:style-name="Index_20_Link" text:visited-style-name="Index_20_Link">1. Introduction<text:tab/>3</text:a></text:p>
          <text:p text:style-name="P22"><text:a xlink:type="simple" xlink:href="#__RefHeading___Toc20705_300709628" text:style-name="Index_20_Link" text:visited-style-name="Index_20_Link">1.1. Research Questions<text:tab/>3</text:a></text:p>
          <text:p text:style-name="P22"><text:a xlink:type="simple" xlink:href="#__RefHeading___Toc20707_300709628" text:style-name="Index_20_Link" text:visited-style-name="Index_20_Link">1.2. Motivation<text:tab/>3</text:a></text:p>
          <text:p text:style-name="P23"><text:a xlink:type="simple" xlink:href="#__RefHeading___Toc20693_300709628" text:style-name="Index_20_Link" text:visited-style-name="Index_20_Link">2. Target Audience<text:tab/>3</text:a></text:p>
          <text:p text:style-name="P23"><text:a xlink:type="simple" xlink:href="#__RefHeading___Toc20695_300709628" text:style-name="Index_20_Link" text:visited-style-name="Index_20_Link">3. Planned Innovations<text:tab/>3</text:a></text:p>
          <text:p text:style-name="P23"><text:a xlink:type="simple" xlink:href="#__RefHeading___Toc20697_300709628" text:style-name="Index_20_Link" text:visited-style-name="Index_20_Link">4. Interface Design Specification<text:tab/>3</text:a></text:p>
          <text:p text:style-name="P23"><text:a xlink:type="simple" xlink:href="#__RefHeading___Toc20699_300709628" text:style-name="Index_20_Link" text:visited-style-name="Index_20_Link">5. Functional Design Specification<text:tab/>3</text:a></text:p>
          <text:p text:style-name="P23"><text:a xlink:type="simple" xlink:href="#__RefHeading___Toc20701_300709628" text:style-name="Index_20_Link" text:visited-style-name="Index_20_Link">6. Usability Specification<text:tab/>3</text:a></text:p>
          <text:p text:style-name="P23"><text:a xlink:type="simple" xlink:href="#__RefHeading___Toc20703_300709628" text:style-name="Index_20_Link" text:visited-style-name="Index_20_Link">7. Proposed Timetable<text:tab/>3</text:a></text:p>
        </text:index-body>
      </text:table-of-content>
      <text:p text:style-name="P5"><text:span text:style-name="T2"/></text:p>
      <text:h text:style-name="P20" text:outline-level="1"><text:bookmark-start text:name="__RefHeading___Toc20691_300709628"/>1. <text:span text:style-name="T1">Introduction</text:span><text:bookmark-end text:name="__RefHeading___Toc20691_300709628"/></text:h>
      <text:h text:style-name="P19" text:outline-level="2"><text:bookmark-start text:name="__RefHeading___Toc20705_300709628"/>1.1. Research Questions<text:bookmark-end text:name="__RefHeading___Toc20705_300709628"/></text:h>
      <text:h text:style-name="P19" text:outline-level="2"><text:bookmark-start text:name="__RefHeading___Toc20707_300709628"/>1.2. Motivation<text:bookmark-end text:name="__RefHeading___Toc20707_300709628"/></text:h>
      <text:h text:style-name="P21" text:outline-level="1"><text:bookmark-start text:name="__RefHeading___Toc20693_300709628"/>2. Target Audience<text:bookmark-end text:name="__RefHeading___Toc20693_300709628"/></text:h>
      <text:h text:style-name="P21" text:outline-level="1"><text:bookmark-start text:name="__RefHeading___Toc20695_300709628"/>3. Planned Innovations<text:bookmark-end text:name="__RefHeading___Toc20695_300709628"/></text:h>
      <text:h text:style-name="P21" text:outline-level="1"><text:bookmark-start text:name="__RefHeading___Toc20697_300709628"/>4. Interface Design Specification<text:bookmark-end text:name="__RefHeading___Toc20697_300709628"/></text:h>
      <text:h text:style-name="P21" text:outline-level="1"><text:bookmark-start text:name="__RefHeading___Toc20699_300709628"/>5. Functional Design Specification<text:bookmark-end text:name="__RefHeading___Toc20699_300709628"/></text:h>
      <text:h text:style-name="P21" text:outline-level="1"><text:bookmark-start text:name="__RefHeading___Toc20701_300709628"/>6. Usability Specification<text:bookmark-end text:name="__RefHeading___Toc20701_300709628"/></text:h>
      <text:h text:style-name="P21" text:outline-level="1"><text:bookmark-start text:name="__RefHeading___Toc20703_300709628"/>7. Proposed Timetable<text:bookmark-end text:name="__RefHeading___Toc20703_300709628"/></text:h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8:48:43.909299858</meta:creation-date>
    <dc:date>2019-03-31T09:01:37.313891485</dc:date>
    <meta:editing-duration>PT1M42S</meta:editing-duration>
    <meta:editing-cycles>1</meta:editing-cycles>
    <meta:document-statistic meta:table-count="0" meta:image-count="0" meta:object-count="0" meta:page-count="4" meta:paragraph-count="29" meta:word-count="94" meta:character-count="668" meta:non-whitespace-character-count="601"/>
    <meta:generator>LibreOffice/6.1.4.2$Linux_X86_64 LibreOffice_project/10$Build-2</meta:generator>
  </office:meta>
</office:document-meta>
</file>